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32000000258386DF587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fill-color="#ffffff" draw:auto-grow-height="true" fo:min-height="3.507cm"/>
    </style:style>
    <style:style style:name="pr2" style:family="presentation" style:parent-style-name="lyt-bluegrey-subtitle">
      <style:graphic-properties draw:fill-color="#ffffff" draw:auto-grow-height="true" fo:min-height="13.86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lyt-bluegrey-title">
      <style:graphic-properties fo:min-height="3.256cm"/>
    </style:style>
    <style:style style:name="pr5" style:family="presentation" style:parent-style-name="lyt-bluegrey-outline1">
      <style:graphic-properties draw:stroke="none" draw:fill="none" fo:min-height="13.61cm"/>
    </style:style>
    <style:style style:name="pr6" style:family="presentation" style:parent-style-name="lyt-bluegrey-notes">
      <style:graphic-properties draw:fill-color="#ffffff" fo:min-height="13.114cm"/>
    </style:style>
    <style:style style:name="pr7" style:family="presentation" style:parent-style-name="lyt-bluegrey-outline1">
      <style:graphic-properties fo:min-height="13.61cm"/>
    </style:style>
    <style:style style:name="pr8" style:family="presentation" style:parent-style-name="lyt-bluegrey-title">
      <style:graphic-properties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top="0cm" fo:margin-bottom="0cm"/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Courier 10 Pitch'" style:font-pitch="fixed" fo:font-weight="bold" style:font-weight-asian="bold" style:font-weight-complex="bold"/>
    </style:style>
    <style:style style:name="T6" style:family="text">
      <style:text-properties fo:font-family="'Courier 10 Pitch'" style:font-pitch="fixed"/>
    </style:style>
    <style:style style:name="T7" style:family="text">
      <style:text-properties fo:font-family="'Courier 10 Pitch'" style:font-pitch="fixed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cc99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fcc99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fcc9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cc9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cc9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cc9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cc9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cc9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cc99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cc99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cc99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cc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cc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draw:frame presentation:style-name="pr1" draw:text-style-name="P1" draw:layer="layout" svg:width="25.199cm" svg:height="3.507cm" svg:x="1.4cm" svg:y="2.537cm" presentation:class="title" presentation:user-transformed="true">
          <draw:text-box>
            <text:p>SSH certificates</text:p>
          </draw:text-box>
        </draw:frame>
        <draw:frame presentation:style-name="pr2" draw:text-style-name="P1" draw:layer="layout" svg:width="25.199cm" svg:height="13.86cm" svg:x="1.4cm" svg:y="6.414cm" presentation:class="subtitle" presentation:user-transformed="true">
          <draw:text-box>
            <text:p>Alastair Irvine</text:p>
            <text:p><text:span text:style-name="T1"/></text:p>
            <text:p><text:a xlink:href="mailto:alastair@plug.org.au">alastair@plug.org.au</text:a></text:p>
            <text:p/>
            <text:p><text:span text:style-name="T2">First presented at SAGE-AU WA</text:span><text:span text:style-name="T2"><text:line-break/></text:span><text:span text:style-name="T2">3 May 2016</text:span></text:p>
            <text:p><text:span text:style-name="T2"/></text:p>
            <text:p><text:span text:style-name="T2">Copyleft: CC-BY-S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4" draw:layer="layout" svg:width="25.199cm" svg:height="3.256cm" svg:x="1.4cm" svg:y="0.962cm" presentation:class="title">
          <draw:text-box>
            <text:p>Contents</text:p>
          </draw:text-box>
        </draw:frame>
        <draw:frame presentation:style-name="pr5" draw:text-style-name="P3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Introduction</text:span></text:p>
              </text:list-item>
              <text:list-item>
                <text:p text:style-name="P3"><text:span text:style-name="T3">PKI Example – WWW</text:span></text:p>
              </text:list-item>
              <text:list-item>
                <text:p text:style-name="P3"><text:span text:style-name="T3">PKI Example – OpenVPN</text:span></text:p>
              </text:list-item>
              <text:list-item>
                <text:p text:style-name="P3"><text:span text:style-name="T3">SSH public keys</text:span></text:p>
              </text:list-item>
              <text:list-item>
                <text:p text:style-name="P3"><text:span text:style-name="T3">Disadvantages of public keys</text:span></text:p>
              </text:list-item>
              <text:list-item>
                <text:p text:style-name="P3"><text:span text:style-name="T3">A new approach – SSH certificates</text:span></text:p>
              </text:list-item>
              <text:list-item>
                <text:p text:style-name="P3"><text:span text:style-name="T3">Technical details</text:span></text:p>
              </text:list-item>
              <text:list-item>
                <text:p text:style-name="P3"><text:span text:style-name="T3">CA Considerations</text:span></text:p>
              </text:list-item>
              <text:list-item>
                <text:p text:style-name="P3"><text:span text:style-name="T3">Creating a CA</text:span></text:p>
              </text:list-item>
              <text:list-item>
                <text:p text:style-name="P3"><text:span text:style-name="T3">Signing a public key</text:span></text:p>
              </text:list-item>
              <text:list-item>
                <text:p text:style-name="P3"><text:span text:style-name="T3">Setting up a server – method 1</text:span></text:p>
              </text:list-item>
              <text:list-item>
                <text:p text:style-name="P3"><text:span text:style-name="T3">Setting up a server – method 2</text:span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draw:frame presentation:style-name="pr4" draw:layer="layout" svg:width="25.199cm" svg:height="3.256cm" svg:x="1.4cm" svg:y="0.962cm" presentation:class="title">
          <draw:text-box>
            <text:p>Introduction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Public key cryptography</text:p>
                <text:list>
                  <text:list-item>
                    <text:p>Private key</text:p>
                  </text:list-item>
                  <text:list-item>
                    <text:p>Public key</text:p>
                  </text:list-item>
                  <text:list-item>
                    <text:p>Certificate (with issuer)</text:p>
                  </text:list-item>
                </text:list>
              </text:list-item>
              <text:list-item>
                <text:p>PKI</text:p>
                <text:list>
                  <text:list-item>
                    <text:p>Certificate authority or authorities</text:p>
                  </text:list-item>
                  <text:list-item>
                    <text:p>Pre-loaded or distributed CA certificate(s)</text:p>
                  </text:list-item>
                  <text:list-item>
                    <text:p>Certificate cha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draw:frame presentation:style-name="pr4" draw:layer="layout" svg:width="25.199cm" svg:height="3.256cm" svg:x="1.4cm" svg:y="0.962cm" presentation:class="title">
          <draw:text-box>
            <text:p>PKI Example – WWW</text:p>
          </draw:text-box>
        </draw:frame>
        <draw:frame presentation:style-name="pr7" draw:layer="layout" svg:width="25.199cm" svg:height="13.61cm" svg:x="1.4cm" svg:y="5.014cm" presentation:class="outline" presentation:user-transformed="true">
          <draw:text-box>
            <text:list text:style-name="L2">
              <text:list-item>
                <text:p>SSL/TLS for web browsing, etc.</text:p>
                <text:list>
                  <text:list-item>
                    <text:p>Pre-loaded CA certificates are baked into the browser and/or operating system</text:p>
                  </text:list-item>
                  <text:list-item>
                    <text:p>Certificate contains a Common Name or X509v3 Subject Alternative Name that matches the domain of the site being loaded</text:p>
                  </text:list-item>
                  <text:list-item>
                    <text:p>Some verification has been done by the issuer</text:p>
                  </text:list-item>
                  <text:list-item>
                    <text:p>Certificate is directly or indirectly signed by issuer's CA key, which matches a trusted CA certific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draw:frame presentation:style-name="pr4" draw:layer="layout" svg:width="25.199cm" svg:height="3.256cm" svg:x="1.4cm" svg:y="0.962cm" presentation:class="title">
          <draw:text-box>
            <text:p>PKI Example – OpenVPN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Privately managed SSL/TLS certificates</text:p>
                <text:list>
                  <text:list-item>
                    <text:p>Custom CA certificate is loaded onto the client and server hosts – mutual trust</text:p>
                  </text:list-item>
                  <text:list-item>
                    <text:p>Client and server certificates are signed by CA</text:p>
                  </text:list-item>
                  <text:list-item>
                    <text:p>Certificates contain a Common Name but it isn't used for verification, just logging</text:p>
                  </text:list-item>
                  <text:list-item>
                    <text:p>User's identity verification should have been done by the issuer</text:p>
                  </text:list-item>
                  <text:list-item>
                    <text:p>Keys must be distributed securely to clients<text:line-break/>(can have passphras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draw:frame presentation:style-name="pr4" draw:layer="layout" svg:width="25.199cm" svg:height="3.256cm" svg:x="1.4cm" svg:y="0.962cm" presentation:class="title">
          <draw:text-box>
            <text:p>SSH public keys</text:p>
          </draw:text-box>
        </draw:frame>
        <draw:frame presentation:style-name="pr7" draw:layer="layout" svg:width="25.199cm" svg:height="13.835cm" svg:x="1.4cm" svg:y="4.914cm" presentation:class="outline" presentation:user-transformed="true">
          <draw:text-box>
            <text:list text:style-name="L2">
              <text:list-item>
                <text:p>User generates their own private key</text:p>
              </text:list-item>
              <text:list-item>
                <text:p>Corresponding public key is copied onto the server, in ~/.ssh/authorized_keys</text:p>
              </text:list-item>
              <text:list-item>
                <text:p>Private keys have various formats</text:p>
                <text:list>
                  <text:list-item>
                    <text:p>PuTTY</text:p>
                  </text:list-item>
                  <text:list-item>
                    <text:p>OpenSSH</text:p>
                  </text:list-item>
                  <text:list-item>
                    <text:p>ssh.com</text:p>
                  </text:list-item>
                  <text:list-item>
                    <text:p>RFC4716</text:p>
                  </text:list-item>
                </text:list>
              </text:list-item>
              <text:list-item>
                <text:p>...Public keys too: e.g. OpenSSH is one l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Disadvantages of public key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Must be copied onto every server</text:p>
              </text:list-item>
              <text:list-item>
                <text:p>Only give authorisation to log in as a given user</text:p>
              </text:list-item>
              <text:list-item>
                <text:p>No well-defined way to store centrally</text:p>
              </text:list-item>
              <text:list-item>
                <text:p>Must rely on key comments (or checking fingerprint; kludgy with multiple keys in a file) to identify users' keys in ~/.ssh/authorized_keys </text:p>
              </text:list-item>
              <text:list-item>
                <text:p>Can't be inherently trusted; should check fingerprint before instal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draw:frame presentation:style-name="pr4" draw:layer="layout" svg:width="25.199cm" svg:height="3.256cm" svg:x="1.4cm" svg:y="0.962cm" presentation:class="title">
          <draw:text-box>
            <text:p>A new approach – SSH certificate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Augments rather than replaces public keys</text:p>
              </text:list-item>
              <text:list-item>
                <text:p>Overcomes some of their disadvantages</text:p>
              </text:list-item>
              <text:list-item>
                <text:p>Some caveats to be observed:</text:p>
                <text:list>
                  <text:list-item>
                    <text:p>Certificate revocation must be considered</text:p>
                  </text:list-item>
                  <text:list-item>
                    <text:p>CA must be kept secure</text:p>
                  </text:list-item>
                  <text:list-item>
                    <text:p>No traceability of who has signed public key</text:p>
                  </text:list-item>
                </text:list>
              </text:list-item>
              <text:list-item>
                <text:p>Conceptually similar to OpenVPN certificates</text:p>
              </text:list-item>
              <text:list-item>
                <text:p>...but uses independently-generated ke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draw:frame presentation:style-name="pr4" draw:layer="layout" svg:width="25.199cm" svg:height="3.256cm" svg:x="1.4cm" svg:y="0.962cm" presentation:class="title">
          <draw:text-box>
            <text:p>Technical detail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Support:</text:p>
                <text:list>
                  <text:list-item>
                    <text:p>OpenSSH only</text:p>
                  </text:list-item>
                  <text:list-item>
                    <text:p>Since OpenSSH v5.4</text:p>
                  </text:list-item>
                </text:list>
              </text:list-item>
              <text:list-item>
                <text:p>Uses ssh-keygen tool</text:p>
              </text:list-item>
              <text:list-item>
                <text:p><text:span text:style-name="T4">Maybe</text:span> Cisco IOS's SSH server supports something similar</text:p>
                <text:list>
                  <text:list-item>
                    <text:p>My guess is that it's not compat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draw:frame presentation:style-name="pr4" draw:layer="layout" svg:width="25.199cm" svg:height="3.256cm" svg:x="1.4cm" svg:y="0.962cm" presentation:class="title">
          <draw:text-box>
            <text:p>CA Consideration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More fine-grained than other PKI schemes</text:p>
              </text:list-item>
              <text:list-item>
                <text:p>Probably best to create a CA that is used for a specific group of servers within a single organisation</text:p>
              </text:list-item>
              <text:list-item>
                <text:p>Role boundaries should be considered</text:p>
              </text:list-item>
              <text:list-item>
                <text:p>E.g. create separate CAs for devel servers, prod servers, etc.; in research department, accounts, etc.; of XYZ Inc., Foocor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draw:frame presentation:style-name="pr4" draw:layer="layout" svg:width="25.199cm" svg:height="3.256cm" svg:x="1.4cm" svg:y="0.962cm" presentation:class="title">
          <draw:text-box>
            <text:p>Creating a CA</text:p>
          </draw:text-box>
        </draw:frame>
        <draw:frame presentation:style-name="pr7" draw:layer="layout" svg:width="25.199cm" svg:height="14.198cm" svg:x="1.4cm" svg:y="4.914cm" presentation:class="outline" presentation:user-transformed="true">
          <draw:text-box>
            <text:list text:style-name="L2">
              <text:list-item>
                <text:p>This is similar to creating a normal SSH key pair</text:p>
              </text:list-item>
              <text:list-item>
                <text:p>Run this on a special, secure host</text:p>
              </text:list-item>
              <text:list-item>
                <text:p>Example:</text:p>
                <text:list>
                  <text:list-item>
                    <text:p><text:span text:style-name="T5">ssh-keygen -f dev_ca</text:span></text:p>
                  </text:list-item>
                </text:list>
              </text:list-item>
              <text:list-item>
                <text:p>Passphrase is highly recommended, otherwise if the server is compromised, security is gone</text:p>
              </text:list-item>
              <text:list-item>
                <text:p>Don't e-mail the key!!</text:p>
              </text:list-item>
              <text:list-item>
                <text:p>Probably don't put it into a Git repo, eit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draw:frame presentation:style-name="pr4" draw:layer="layout" svg:width="25.199cm" svg:height="3.256cm" svg:x="1.4cm" svg:y="0.962cm" presentation:class="title">
          <draw:text-box>
            <text:p>Signing a public key</text:p>
          </draw:text-box>
        </draw:frame>
        <draw:frame presentation:style-name="pr7" draw:layer="layout" svg:width="25.199cm" svg:height="14.111cm" svg:x="1.4cm" svg:y="4.914cm" presentation:class="outline" presentation:user-transformed="true">
          <draw:text-box>
            <text:list text:style-name="L2">
              <text:list-item>
                <text:p>Creates a certificate file called id_rsa-cert.pub</text:p>
              </text:list-item>
              <text:list-item>
                <text:p>It is automatically used by the user's SSH client</text:p>
              </text:list-item>
              <text:list-item>
                <text:p>The user's private key is still needed on client</text:p>
              </text:list-item>
              <text:list-item>
                <text:p>Steps:</text:p>
              </text:list-item>
            </text:list>
            <text:list text:style-name="L3">
              <text:list-item>
                <text:list>
                  <text:list-item>
                    <text:p><text:s/>Copy id_rsa.pub to CA server</text:p>
                  </text:list-item>
                  <text:list-item>
                    <text:p><text:s/>Run “<text:span text:style-name="T6">ssh-keygen -s </text:span><text:span text:style-name="T7">dev_ca </text:span><text:span text:style-name="T6">-I bob \</text:span><text:span text:style-name="T6"><text:line-break/></text:span><text:span text:style-name="T6"><text:tab/></text:span><text:span text:style-name="T6"><text:tab/></text:span><text:span text:style-name="T6">-V +104w id_rsa.pub</text:span>” <text:s text:c="9"/></text:p>
                  </text:list-item>
                  <text:list-item>
                    <text:p><text:s/>Copy id_rsa-cert.pub to ~/.ssh on client</text:p>
                  </text:list-item>
                </text:list>
              </text:list-item>
            </text:list>
            <text:list text:style-name="L4">
              <text:list-item>
                <text:p>Note: validity intervals (-V) don't support ye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draw:frame presentation:style-name="pr4" draw:layer="layout" svg:width="25.199cm" svg:height="3.256cm" svg:x="1.4cm" svg:y="0.962cm" presentation:class="title">
          <draw:text-box>
            <text:p>Setting up a server – method 1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This is the quick-and-dirty method</text:p>
              </text:list-item>
              <text:list-item>
                <text:p>Doesn't require root access on the server</text:p>
              </text:list-item>
              <text:list-item>
                <text:p>Steps:</text:p>
              </text:list-item>
            </text:list>
            <text:list text:style-name="L3">
              <text:list-item>
                <text:list>
                  <text:list-item>
                    <text:p><text:s/>Choose user that all users wil log in to<text:line-break/>e.g. foobot</text:p>
                  </text:list-item>
                  <text:list-item>
                    <text:p><text:s/>Edit ~foobot/.ssh/authorized_keys</text:p>
                  </text:list-item>
                  <text:list-item>
                    <text:p><text:s/>Add “<text:span text:style-name="T6">cert-authority ssh-rsa AA93DF</text:span>...”</text:p>
                  </text:list-item>
                </text:list>
              </text:list-item>
            </text:list>
            <text:list text:style-name="L2">
              <text:list-item>
                <text:p>The cert-authority option tells sshd that this is the public key of a CA; trusts any signed cer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draw:frame presentation:style-name="pr4" draw:layer="layout" svg:width="25.199cm" svg:height="3.256cm" svg:x="1.4cm" svg:y="0.962cm" presentation:class="title">
          <draw:text-box>
            <text:p>Setting up a server – method 2</text:p>
          </draw:text-box>
        </draw:frame>
        <draw:frame presentation:style-name="pr7" draw:layer="layout" svg:width="25.199cm" svg:height="14.135cm" svg:x="1.4cm" svg:y="4.914cm" presentation:class="outline" presentation:user-transformed="true">
          <draw:text-box>
            <text:list text:style-name="L2">
              <text:list-item>
                <text:p>This requires root access</text:p>
              </text:list-item>
              <text:list-item>
                <text:p>Applies to all users on the server</text:p>
              </text:list-item>
              <text:list-item>
                <text:p>...but user certs must use “restricted mode”*</text:p>
              </text:list-item>
              <text:list-item>
                <text:p>Edit /etc/ssh/sshd_config:</text:p>
                <text:list>
                  <text:list-item>
                    <text:p>TrustedUserCAKeys /etc/authoriszed_cas</text:p>
                  </text:list-item>
                  <text:list-item>
                    <text:p>...specifies a file containing CA pub key(s)</text:p>
                  </text:list-item>
                </text:list>
              </text:list-item>
              <text:list-item>
                <text:p>* Run “<text:span text:style-name="T6">ssh-keygen -s dev_ca -I bob \</text:span><text:span text:style-name="T6"><text:line-break/></text:span><text:span text:style-name="T6"><text:tab/></text:span><text:span text:style-name="T6"><text:tab/></text:span><text:span text:style-name="T6"><text:tab/></text:span><text:span text:style-name="T6">-n </text:span><text:span text:style-name="T5">bwilliams,foobot</text:span><text:span text:style-name="T6"> \</text:span><text:span text:style-name="T6"><text:line-break/></text:span><text:span text:style-name="T6"><text:tab/></text:span><text:span text:style-name="T6"><text:tab/></text:span><text:span text:style-name="T6"><text:tab/></text:span><text:span text:style-name="T6">-V +104w id_rsa.pub</text:span>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3T19">
        <draw:frame presentation:style-name="pr8" draw:layer="layout" svg:width="25.199cm" svg:height="3.507cm" svg:x="1.4cm" svg:y="0.837cm" presentation:class="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2T1">
        <draw:frame presentation:style-name="pr4" draw:layer="layout" svg:width="25.199cm" svg:height="3.256cm" svg:x="1.4cm" svg:y="0.962cm" presentation:class="title">
          <draw:text-box>
            <text:p>Further server setup</text:p>
          </draw:text-box>
        </draw:frame>
        <draw:frame presentation:style-name="pr7" draw:layer="layout" svg:width="25.199cm" svg:height="14.13cm" svg:x="1.4cm" svg:y="4.914cm" presentation:class="outline" presentation:user-transformed="true">
          <draw:text-box>
            <text:list text:style-name="L2">
              <text:list-item>
                <text:p>Revocation is important if a user leaves!</text:p>
              </text:list-item>
              <text:list-item>
                <text:p>/etc/ssh/sshd_config:</text:p>
                <text:list>
                  <text:list-item>
                    <text:p>RevokedKeys /etc/ssh/revoked_user_keys</text:p>
                  </text:list-item>
                </text:list>
              </text:list-item>
              <text:list-item>
                <text:p>Note that you put public keys in here (one per line), <text:span text:style-name="T8">not</text:span><text:span text:style-name="T9"> certificates</text:span></text:p>
              </text:list-item>
              <text:list-item>
                <text:p><text:span text:style-name="T9">Not a substitute for certificate expiry (i.e. validity times); that should be used too</text:span></text:p>
              </text:list-item>
              <text:list-item>
                <text:p><text:span text:style-name="T9">Also works when not using certificates</text:span></text:p>
              </text:list-item>
              <text:list-item>
                <text:p><text:span text:style-name="T9">Defense-in-depth is the security principle he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2T1">
        <draw:frame presentation:style-name="pr4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7" draw:layer="layout" svg:width="25.199cm" svg:height="13.835cm" svg:x="1.4cm" svg:y="4.914cm" presentation:class="outline" presentation:user-transformed="true">
          <draw:text-box>
            <text:list text:style-name="L2">
              <text:list-item>
                <text:p>More than one way to paint the bikeshed</text:p>
              </text:list-item>
              <text:list-item>
                <text:p>Concentrates authorisation in one place, the certificate authority (CA)</text:p>
                <text:list>
                  <text:list-item>
                    <text:p>This is a double-edged sword</text:p>
                  </text:list-item>
                </text:list>
              </text:list-item>
              <text:list-item>
                <text:p>SSH also supports host certificates!</text:p>
                <text:list>
                  <text:list-item>
                    <text:p>This lets clients automatically trust servers</text:p>
                  </text:list-item>
                  <text:list-item>
                    <text:p>Alternative to “VerifyHostKeyDNS” in .ssh/config</text:p>
                  </text:list-item>
                  <text:list-item>
                    <text:p>...but more trustworthy (unless using DNSSEC)</text:p>
                  </text:list-item>
                </text:list>
              </text:list-item>
              <text:list-item>
                <text:p>Trust crypto, but trust processes m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grey" style:page-layout-name="PM1" draw:style-name="Mdp1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dc:title>SSH certificates</dc:title>
    <meta:creation-date>2016-05-03T09:03:21</meta:creation-date>
    <dc:language>en-US</dc:language>
    <meta:editing-cycles>12</meta:editing-cycles>
    <meta:editing-duration>PT01H48M37S</meta:editing-duration>
    <meta:initial-creator>Alastair Irvine</meta:initial-creator>
    <dc:date>2016-05-03T17:19:11</dc:date>
    <dc:creator>Alastair Irvine</dc:creator>
    <meta:document-statistic meta:object-count="91"/>
    <meta:user-defined meta:name="Info 1"/>
    <meta:user-defined meta:name="Info 2"/>
    <meta:user-defined meta:name="Info 3"/>
    <meta:user-defined meta:name="Info 4"/>
    <meta:template xlink:type="simple" xlink:actuate="onRequest" xlink:title="Blue and Grey" xlink:href="../../../../../../usr/lib/openoffice/basis3.2/share/template/en-US/layout/lyt-bluegrey.otp"/>
  </office:meta>
</office:document-meta>
</file>